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image1.png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2" style:family="text">
      <style:text-properties fo:font-size="13.000000000000000pt"/>
    </style:style>
    <style:style style:name="T3" style:family="text">
      <style:text-properties fo:font-size="14.000000000000000pt"/>
    </style:style>
    <style:style style:name="T4" style:family="text">
      <style:text-properties fo:font-size="9.000000000000000pt"/>
    </style:style>
    <style:style style:name="T5" style:family="text">
      <style:text-properties fo:font-size="26.000000000000000pt"/>
    </style:style>
    <style:style style:name="T6" style:family="text">
      <style:text-properties fo:font-size="22.000000000000000pt"/>
    </style:style>
    <style:style style:name="T7" style:family="text">
      <style:text-properties fo:font-size="36.000000000000000pt"/>
    </style:style>
    <style:style style:name="T8" style:family="text">
      <style:text-properties fo:font-size="24.000000000000000pt"/>
    </style:style>
    <style:style style:name="T9" style:family="text">
      <style:text-properties fo:font-size="24.000000000000000pt" fo:font-style="italic" fo:font-weight="bold"/>
    </style:style>
    <style:style style:name="T10" style:family="text">
      <style:text-properties fo:font-size="24.000000000000000pt" fo:font-style="normal"/>
    </style:style>
    <style:style style:name="T11" style:family="text">
      <style:text-properties fo:font-size="28.000000000000000pt"/>
    </style:style>
    <style:style style:name="T12" style:family="text">
      <style:text-properties fo:font-size="30.000000000000000pt"/>
    </style:style>
    <style:style style:name="T13" style:family="text">
      <style:text-properties fo:font-style="italic" fo:font-weight="bold"/>
    </style:style>
    <style:style style:name="T14" style:family="text">
      <style:text-properties fo:font-size="20.000000000000000pt"/>
    </style:style>
    <style:style style:name="T15" style:family="text">
      <style:text-properties fo:font-size="21.000000000000000pt"/>
    </style:style>
    <style:style style:name="P7" style:parent-style-name="Title" style:family="paragraph">
      <style:paragraph-properties/>
    </style:style>
    <style:style style:name="P8" style:parent-style-name="Standard" style:family="paragraph">
      <style:paragraph-properties/>
    </style:style>
    <style:style style:name="P9" style:family="paragraph">
      <style:text-properties fo:color="#000000" fo:font-family="Sans Serif" fo:font-size="12.000000000000000pt" style:font-family-generic="swiss" style:font-pitch="variable"/>
    </style:style>
    <style:style style:name="P10" style:family="paragraph">
      <style:paragraph-properties fo:margin-left="0.000000000000000pt" fo:margin-right="0.000000000000000pt" fo:text-indent="0.000000000000000pt"/>
    </style:style>
    <style:style style:name="P11" style:family="paragraph">
      <style:paragraph-properties fo:margin-left="0.000000000000000pt" fo:margin-right="0.000000000000000pt" fo:text-align="center" fo:text-indent="0.000000000000000pt"/>
      <style:text-properties fo:color="#e6e6ff" fo:font-size="38.000000000000000pt"/>
    </style:style>
    <style:style style:name="gr3" style:family="graphic">
      <style:graphic-properties draw:auto-grow-height="false" draw:fill="none" draw:stroke="none" draw:textarea-vertical-align="top" fo:margin="0.000000000000000pt" fo:padding="0.000000000000000pt" style:wrap="biggest" style:wrap-contour="true" style:wrap-contour-mode="full" style:wrap-dynamic-threshold="0.000000000000000pt"/>
    </style:style>
    <style:style style:name="gr4" style:family="graphic">
      <style:graphic-properties draw:auto-grow-height="false" draw:auto-grow-width="false" draw:color-mode="standard" draw:fill="none" draw:stroke="none" draw:textarea-horizontal-align="left" draw:textarea-vertical-align="top" fo:margin="0.000000000000000pt" style:protect="position size" style:wrap="biggest" style:wrap-contour="true" style:wrap-contour-mode="full" style:wrap-dynamic-threshold="0.000000000000000pt"/>
    </style:style>
    <style:style style:name="gr5" style:family="graphic">
      <style:graphic-properties draw:fill="none" draw:stroke="none" fo:margin="0.000000000000000pt" style:wrap="biggest" style:wrap-contour="false" style:wrap-dynamic-threshold="0.000000000000000pt"/>
    </style:style>
    <style:style style:name="gr6" style:family="graphic">
      <style:graphic-properties draw:fill="none" draw:stroke="none" fo:margin="0.000000000000000pt" style:wrap="biggest" style:wrap-contour="true" style:wrap-contour-mode="full" style:wrap-dynamic-threshold="0.000000000000000pt"/>
    </style:style>
    <style:style style:name="pr1" style:family="presentation">
      <style:graphic-properties draw:fill="none" draw:stroke="none" fo:margin="0.000000000000000pt" fo:padding="0.000000000000000pt" style:wrap="biggest" style:wrap-contour="false" style:wrap-dynamic-threshold="0.000000000000000pt"/>
    </style:style>
    <style:style style:name="pr2" style:family="presentation">
      <style:graphic-properties draw:fill="none" draw:stroke="none" fo:margin="0.000000000000000pt" fo:padding="0.000000000000000pt" style:protect="position size" style:wrap="biggest" style:wrap-contour="true" style:wrap-contour-mode="full" style:wrap-dynamic-threshold="0.000000000000000pt"/>
    </style:style>
    <style:style style:name="dp2" style:family="drawing-page">
      <style:drawing-page-properties presentation:background-objects-visible="true" presentation:background-visible="true" presentation:display-date-time="true" presentation:display-footer="true" presentation:display-header="false" presentation:display-page-number="false" presentation:duration="PT0S" presentation:transition-type="manual"/>
    </style:style>
    <style:style style:name="dp3" style:family="drawing-page">
      <style:drawing-page-properties presentation:background-objects-visible="true" presentation:background-visible="true" presentation:display-date-time="false" presentation:display-footer="false" presentation:display-header="false" presentation:display-page-number="false" presentation:duration="PT0S" presentation:transition-type="manual"/>
    </style:style>
  </office:automatic-styles>
  <office:body>
    <office:presentation>
      <draw:page draw:name="page1" draw:id="page1" xml:id="page1" draw:master-page-name="Default1" draw:style-name="dp2" presentation:presentation-page-layout-name="pl3">
        <draw:layer-set>
          <draw:layer draw:name="layout"/>
          <draw:layer draw:name="background"/>
          <draw:layer draw:name="backgroundobjects"/>
          <draw:layer draw:name="controls"/>
          <draw:layer draw:name="measurelines"/>
        </draw:layer-set>
        <draw:frame draw:style-name="gr3" xml:id="shape-91" draw:id="shape-91" draw:layer="layout" svg:width="612.00000000000pt" svg:height="81.60000000000pt" svg:x="34.00000000000pt" svg:y="20.40000000000pt" presentation:class="title">
          <draw:text-box>
            <text:p text:style-name="P7">Tricky Bundles</text:p>
          </draw:text-box>
          <draw:glue-point draw:id="4" svg:x="0.50000000000pt" svg:y="0.50000000000pt" draw:align="center"/>
        </draw:frame>
        <draw:frame draw:style-name="gr3" xml:id="shape-92" draw:id="shape-92" draw:layer="layout" svg:width="612.00000000000pt" svg:height="326.40000000000pt" svg:x="34.00000000000pt" svg:y="117.30000000000pt" presentation:class="outline">
          <draw:text-box>
            <text:p text:style-name="P8">Smarter dependency management for I2P Bundling applications</text:p>
            <text:p text:style-name="P8"/>
            <text:p text:style-name="P8">By idk</text:p>
          </draw:text-box>
          <draw:glue-point draw:id="4" svg:x="0.50000000000pt" svg:y="0.50000000000pt" draw:align="center"/>
        </draw:frame>
        <presentation:notes>
          <draw:frame presentation:style-name="pr1" xml:id="shape-93" draw:id="shape-93" draw:layer="" svg:width="489.57000000000pt" svg:height="356.37000000000pt" svg:x="62.22000000000pt" svg:y="374.46000000000pt" presentation:class="notes">
            <draw:text-box>
              <text:p text:style-name="P9"/>
            </draw:text-box>
            <draw:glue-point draw:id="4" svg:x="0.50000000000pt" svg:y="0.50000000000pt" draw:align="center"/>
            <draw:glue-point draw:id="5" svg:x="0.50000000000pt" svg:y="0.50000000000pt" draw:align="center"/>
          </draw:frame>
          <draw:page-thumbnail draw:style-name="gr4" xml:id="shape-94" draw:id="shape-94" draw:layer="" svg:width="395.94399301440pt" svg:height="296.95799476080pt" svg:x="108.00000000000pt" svg:y="60.17960000000pt" presentation:class="page" draw:page-number="1"/>
          <draw:frame draw:style-name="gr5" xml:id="shape-95" draw:id="shape-95" draw:layer="" svg:width="489.57250167180pt" svg:height="356.40061742340pt" svg:x="61.20010000000pt" svg:y="376.18600000000pt" presentation:class="notes" presentation:placeholder="true">
            <draw:text-box/>
            <draw:glue-point draw:id="4" svg:x="0.50000000000pt" svg:y="0.50000000000pt" draw:align="center"/>
            <draw:glue-point draw:id="5" svg:x="0.50000000000pt" svg:y="0.50000000000pt" draw:align="center"/>
          </draw:frame>
        </presentation:notes>
      </draw:page>
      <draw:page draw:name="page2" draw:id="page2" xml:id="page2" draw:master-page-name="Default1" draw:style-name="dp3" presentation:presentation-page-layout-name="pl8">
        <draw:layer-set>
          <draw:layer draw:name=""/>
        </draw:layer-set>
        <draw:frame draw:style-name="gr6" xml:id="shape-96" draw:id="shape-96" draw:layer="" svg:width="299.20000000000pt" svg:height="326.40000000000pt" svg:x="346.80000000000pt" svg:y="117.30000000000pt" presentation:class="graphic" presentation:placeholder="true">
          <draw:image xlink:href="" xlink:type="simple" xlink:show="embed" xlink:actuate="onLoad"/>
          <draw:glue-point draw:id="4" svg:x="0.50000000000pt" svg:y="0.50000000000pt" draw:align="center"/>
        </draw:frame>
        <draw:frame draw:style-name="gr3" xml:id="shape-97" draw:id="shape-97" draw:layer="" svg:width="612.00000000000pt" svg:height="81.60000000000pt" svg:x="34.00000000000pt" svg:y="20.40000000000pt" presentation:class="title">
          <draw:text-box>
            <text:p text:style-name="P7">What do I as a user get when I Install I2P?</text:p>
          </draw:text-box>
          <draw:glue-point draw:id="4" svg:x="0.50000000000pt" svg:y="0.50000000000pt" draw:align="center"/>
        </draw:frame>
        <draw:frame draw:style-name="gr3" xml:id="shape-98" draw:id="shape-98" draw:layer="" svg:width="299.20000000000pt" svg:height="326.40000000000pt" svg:x="34.00000000000pt" svg:y="117.30000000000pt" presentation:class="outline">
          <draw:text-box>
            <text:p text:style-name="P8"><text:span text:style-name="T2">- The install process of the Java I2P reference implementation is... involved, to say the least[1]</text:span></text:p>
            <text:p text:style-name="P8"><text:span text:style-name="T2">- But when you're done, you get a whole suite of tools for interacting with the I2P network.</text:span></text:p>
            <text:p text:style-name="P8"><text:span text:style-name="T2"><text:s/>- HTTP/S Proxies, SOCKS5 Proxies, Streaming, Datagrams, Tunnel Pools</text:span></text:p>
            <text:p text:style-name="P8"><text:span text:style-name="T2">- HTTP Clients, Bittorrent Clients, E-Mail Clients</text:span></text:p>
            <text:p text:style-name="P8"><text:span text:style-name="T2">- Java Libraries for building other clients.</text:span></text:p>
            <text:p text:style-name="P8"><text:span text:style-name="T3">Java I2P is the "coreutils" of I2P, providing the basics of building a system with I2P, but not always specifying the functionality of that system.</text:span></text:p>
            <text:p text:style-name="P8"><text:span text:style-name="T4">[1]https://github.com/eyedeekay/Install-Java-And-I2P-on-Windows</text:span></text:p>
            <text:p text:style-name="P8"/>
          </draw:text-box>
          <draw:glue-point draw:id="4" svg:x="0.50000000000pt" svg:y="0.50000000000pt" draw:align="center"/>
        </draw:frame>
        <presentation:notes>
          <draw:frame presentation:style-name="pr2" xml:id="shape-99" draw:id="shape-99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4" xml:id="shape-100" draw:id="shape-100" draw:layer="" svg:width="396.28000000000pt" svg:height="296.96000000000pt" svg:x="108.00000000000pt" svg:y="60.18000000000pt" presentation:class="page" draw:page-number="2"/>
        </presentation:notes>
      </draw:page>
      <draw:page draw:name="page3" draw:id="page3" xml:id="page3" draw:master-page-name="Default1" draw:style-name="dp3" presentation:presentation-page-layout-name="pl9">
        <draw:layer-set>
          <draw:layer draw:name=""/>
        </draw:layer-set>
        <draw:frame draw:style-name="gr3" xml:id="shape-101" draw:id="shape-101" draw:layer="" svg:width="612.00000000000pt" svg:height="81.60000000000pt" svg:x="34.00000000000pt" svg:y="20.40000000000pt" presentation:class="title">
          <draw:text-box>
            <text:p text:style-name="P7">Is this good?</text:p>
          </draw:text-box>
          <draw:glue-point draw:id="4" svg:x="0.50000000000pt" svg:y="0.50000000000pt" draw:align="center"/>
        </draw:frame>
        <draw:frame draw:style-name="gr3" xml:id="shape-102" draw:id="shape-102" draw:layer="" svg:width="612.00000000000pt" svg:height="326.40000000000pt" svg:x="34.00000000000pt" svg:y="117.30000000000pt" presentation:class="subtitle">
          <draw:text-box>
            <text:p text:style-name="P8"/>
          </draw:text-box>
          <draw:glue-point draw:id="4" svg:x="0.50000000000pt" svg:y="0.50000000000pt" draw:align="center"/>
        </draw:frame>
        <draw:frame draw:style-name="gr3" xml:id="shape-103" draw:id="shape-103" draw:layer="" svg:width="299.20000000000pt" svg:height="326.40000000000pt" svg:x="34.00000000000pt" svg:y="117.30000000000pt" presentation:class="outline">
          <draw:text-box>
            <text:p text:style-name="P8">On the one hand:</text:p>
            <text:p text:style-name="P8"><text:span text:style-name="T3">The tooling is extensive.</text:span></text:p>
            <text:p text:style-name="P8"><text:span text:style-name="T3">It is pre-configured to prevent escaping the authorized connection channels, i.e. proxy escapes, bittorrent information leaks</text:span></text:p>
            <text:p text:style-name="P8"><text:span text:style-name="T3">We can, for some applications, do filtering at the application layer to prevent privacy leaks, such as for IRC.</text:span></text:p>
            <text:p text:style-name="P8"><text:span text:style-name="T3">It actually has "Everything you need" so to speak, to interact with most applications on the I2P network today.</text:span></text:p>
          </draw:text-box>
          <draw:glue-point draw:id="4" svg:x="0.50000000000pt" svg:y="0.50000000000pt" draw:align="center"/>
        </draw:frame>
        <draw:frame draw:style-name="gr3" xml:id="shape-104" draw:id="shape-104" draw:layer="" svg:width="299.20000000000pt" svg:height="326.40000000000pt" svg:x="346.80000000000pt" svg:y="117.30000000000pt" presentation:class="outline">
          <draw:text-box>
            <text:p text:style-name="P8">On the other hand</text:p>
            <text:p text:style-name="P8"><text:span text:style-name="T3">We are stuck with the JVM(Or are we?) which is challenging to install on some platforms.</text:span></text:p>
            <text:p text:style-name="P8"><text:span text:style-name="T3">I2P is sometimes used for apps that do not exist within it's own tree or which are written in languages that do not have a natural way to interface with Java.</text:span></text:p>
            <text:p text:style-name="P8"><text:span text:style-name="T3">A difficult install process for a dependency discourages the use of the app.</text:span></text:p>
            <text:p text:style-name="P8"><text:span text:style-name="T3">Not a whole lot of people use the "basic" versions of utilities, to continue the 'coreutils' comparison.</text:span></text:p>
          </draw:text-box>
          <draw:glue-point draw:id="4" svg:x="0.50000000000pt" svg:y="0.50000000000pt" draw:align="center"/>
        </draw:frame>
        <presentation:notes>
          <draw:frame presentation:style-name="pr2" xml:id="shape-105" draw:id="shape-105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4" xml:id="shape-106" draw:id="shape-106" draw:layer="" svg:width="396.28000000000pt" svg:height="296.96000000000pt" svg:x="108.00000000000pt" svg:y="60.18000000000pt" presentation:class="page" draw:page-number="3"/>
        </presentation:notes>
      </draw:page>
      <draw:page draw:name="page4" draw:id="page4" xml:id="page4" draw:master-page-name="Default13" draw:style-name="dp3" presentation:presentation-page-layout-name="pl4">
        <draw:layer-set>
          <draw:layer draw:name=""/>
        </draw:layer-set>
        <draw:frame draw:style-name="gr3" xml:id="shape-107" draw:id="shape-107" draw:layer="" svg:width="612.00000000000pt" svg:height="326.40000000000pt" svg:x="34.00000000000pt" svg:y="117.30000000000pt" presentation:class="subtitle">
          <draw:text-box>
            <text:p text:style-name="P10"/>
          </draw:text-box>
          <draw:glue-point draw:id="4" svg:x="0.50000000000pt" svg:y="0.50000000000pt" draw:align="center"/>
        </draw:frame>
        <draw:frame draw:style-name="gr3" xml:id="shape-108" draw:id="shape-108" draw:layer="" svg:width="612.00000000000pt" svg:height="81.60000000000pt" svg:x="34.00000000000pt" svg:y="20.40000000000pt" presentation:class="title">
          <draw:text-box>
            <text:p text:style-name="P11"><text:span text:style-name="T5">This kind of sucks for out-of-tree apps</text:span></text:p>
          </draw:text-box>
          <draw:glue-point draw:id="4" svg:x="0.50000000000pt" svg:y="0.50000000000pt" draw:align="center"/>
        </draw:frame>
        <presentation:notes>
          <draw:frame presentation:style-name="pr2" xml:id="shape-109" draw:id="shape-109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4" xml:id="shape-110" draw:id="shape-110" draw:layer="" svg:width="396.28000000000pt" svg:height="296.96000000000pt" svg:x="108.00000000000pt" svg:y="60.18000000000pt" presentation:class="page" draw:page-number="4"/>
        </presentation:notes>
      </draw:page>
      <draw:page draw:name="page5" draw:id="page5" xml:id="page5" draw:master-page-name="Default7" draw:style-name="dp3" presentation:presentation-page-layout-name="pl4">
        <draw:layer-set>
          <draw:layer draw:name=""/>
        </draw:layer-set>
        <draw:frame draw:style-name="gr3" xml:id="shape-111" draw:id="shape-111" draw:layer="" svg:width="612.00000000000pt" svg:height="326.40000000000pt" svg:x="34.00000000000pt" svg:y="117.30000000000pt" presentation:class="subtitle">
          <draw:text-box>
            <text:p text:style-name="P10"><text:span text:style-name="T6">You need an I2P router to talk to the I2P network, and you need a client that talks to the router and you need I2P enabled applications, but they need not be tightly coupled.</text:span></text:p>
          </draw:text-box>
          <draw:glue-point draw:id="4" svg:x="0.50000000000pt" svg:y="0.50000000000pt" draw:align="center"/>
        </draw:frame>
        <draw:frame draw:style-name="gr3" xml:id="shape-112" draw:id="shape-112" draw:layer="" svg:width="612.00000000000pt" svg:height="81.60000000000pt" svg:x="34.00000000000pt" svg:y="20.40000000000pt" presentation:class="title">
          <draw:text-box>
            <text:p text:style-name="P11"><text:span text:style-name="T5">Whatever idk, so you understand why i2p-zero exists, what's your point?</text:span></text:p>
          </draw:text-box>
          <draw:glue-point draw:id="4" svg:x="0.50000000000pt" svg:y="0.50000000000pt" draw:align="center"/>
        </draw:frame>
        <presentation:notes>
          <draw:frame presentation:style-name="pr2" xml:id="shape-113" draw:id="shape-113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4" xml:id="shape-114" draw:id="shape-114" draw:layer="" svg:width="396.28000000000pt" svg:height="296.96000000000pt" svg:x="108.00000000000pt" svg:y="60.18000000000pt" presentation:class="page" draw:page-number="5"/>
        </presentation:notes>
      </draw:page>
      <draw:page draw:name="page6" draw:id="page6" xml:id="page6" draw:master-page-name="Default2" draw:style-name="dp3" presentation:presentation-page-layout-name="pl4">
        <draw:layer-set>
          <draw:layer draw:name=""/>
        </draw:layer-set>
        <draw:frame draw:style-name="gr3" xml:id="shape-115" draw:id="shape-115" draw:layer="" svg:width="612.00000000000pt" svg:height="326.40000000000pt" svg:x="34.00000000000pt" svg:y="117.30000000000pt" presentation:class="subtitle">
          <draw:text-box>
            <text:p text:style-name="P10"/>
            <text:p text:style-name="P10"><text:span text:style-name="T6">It is likely that applications will be distributed by independent parties who don't communicate about dependency resolution.</text:span></text:p>
          </draw:text-box>
          <draw:glue-point draw:id="4" svg:x="0.50000000000pt" svg:y="0.50000000000pt" draw:align="center"/>
        </draw:frame>
        <draw:frame draw:style-name="gr3" xml:id="shape-116" draw:id="shape-116" draw:layer="" svg:width="612.00000000000pt" svg:height="81.60000000000pt" svg:x="34.00000000000pt" svg:y="20.40000000000pt" presentation:class="title">
          <draw:text-box>
            <text:p text:style-name="P11"><text:span text:style-name="T5">Whatever idk, so you understand why i2p-zero exists, what's your point?</text:span></text:p>
          </draw:text-box>
          <draw:glue-point draw:id="4" svg:x="0.50000000000pt" svg:y="0.50000000000pt" draw:align="center"/>
        </draw:frame>
        <presentation:notes>
          <draw:frame presentation:style-name="pr2" xml:id="shape-117" draw:id="shape-117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4" xml:id="shape-118" draw:id="shape-118" draw:layer="" svg:width="396.28000000000pt" svg:height="296.96000000000pt" svg:x="108.00000000000pt" svg:y="60.18000000000pt" presentation:class="page" draw:page-number="6"/>
        </presentation:notes>
      </draw:page>
      <draw:page draw:name="page7" draw:id="page7" xml:id="page7" draw:master-page-name="Default4" draw:style-name="dp3" presentation:presentation-page-layout-name="pl4">
        <draw:layer-set>
          <draw:layer draw:name=""/>
        </draw:layer-set>
        <draw:frame draw:style-name="gr3" xml:id="shape-119" draw:id="shape-119" draw:layer="" svg:width="612.00000000000pt" svg:height="326.40000000000pt" svg:x="34.00000000000pt" svg:y="117.30000000000pt" presentation:class="subtitle">
          <draw:text-box>
            <text:p text:style-name="P10"/>
            <text:p text:style-name="P10"/>
            <text:p text:style-name="P10"><text:span text:style-name="T6">This leads to an environment where you don't always know for sure if you need to start an I2P router to talk to the network.</text:span></text:p>
            <text:p text:style-name="P10"><text:span text:style-name="T6">Therefore, best practices for developing I2P applications need to evolve.</text:span></text:p>
          </draw:text-box>
          <draw:glue-point draw:id="4" svg:x="0.50000000000pt" svg:y="0.50000000000pt" draw:align="center"/>
        </draw:frame>
        <draw:frame draw:style-name="gr3" xml:id="shape-120" draw:id="shape-120" draw:layer="" svg:width="612.00000000000pt" svg:height="81.60000000000pt" svg:x="34.00000000000pt" svg:y="20.40000000000pt" presentation:class="title">
          <draw:text-box>
            <text:p text:style-name="P11"><text:span text:style-name="T5">Whatever idk, so you understand why i2p-zero exists, what's your point?</text:span></text:p>
          </draw:text-box>
          <draw:glue-point draw:id="4" svg:x="0.50000000000pt" svg:y="0.50000000000pt" draw:align="center"/>
        </draw:frame>
        <presentation:notes>
          <draw:frame presentation:style-name="pr2" xml:id="shape-121" draw:id="shape-121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4" xml:id="shape-122" draw:id="shape-122" draw:layer="" svg:width="396.28000000000pt" svg:height="296.96000000000pt" svg:x="108.00000000000pt" svg:y="60.18000000000pt" presentation:class="page" draw:page-number="7"/>
        </presentation:notes>
      </draw:page>
      <draw:page draw:name="page8" draw:id="page8" xml:id="page8" draw:master-page-name="Default7" draw:style-name="dp3" presentation:presentation-page-layout-name="pl4">
        <draw:layer-set>
          <draw:layer draw:name=""/>
        </draw:layer-set>
        <draw:frame draw:style-name="gr3" xml:id="shape-123" draw:id="shape-123" draw:layer="" svg:width="612.00000000000pt" svg:height="81.60000000000pt" svg:x="34.00000000000pt" svg:y="20.40000000000pt" presentation:class="title">
          <draw:text-box>
            <text:p text:style-name="P10"><text:span text:style-name="T7">TL:DR</text:span></text:p>
          </draw:text-box>
          <draw:glue-point draw:id="4" svg:x="0.50000000000pt" svg:y="0.50000000000pt" draw:align="center"/>
        </draw:frame>
        <draw:frame draw:style-name="gr3" xml:id="shape-124" draw:id="shape-124" draw:layer="" svg:width="612.00000000000pt" svg:height="326.40000000000pt" svg:x="34.00000000000pt" svg:y="117.30000000000pt" presentation:class="subtitle">
          <draw:text-box>
            <text:p text:style-name="P10"><text:span text:style-name="T8">i2p-zero is an excellent approach to solving the application dependency problem.</text:span></text:p>
            <text:p text:style-name="P10"/>
            <text:p text:style-name="P10"><text:span text:style-name="T8">Applications still need to solve the<text:s/></text:span><text:span text:style-name="T9">Client</text:span><text:span text:style-name="T8"><text:s/>dependency problem.</text:span></text:p>
            <text:p text:style-name="P10"/>
            <text:p text:style-name="P10"><text:span text:style-name="T8">i2p-zero is tremendously good at making this job much easier.</text:span></text:p>
          </draw:text-box>
          <draw:glue-point draw:id="4" svg:x="0.50000000000pt" svg:y="0.50000000000pt" draw:align="center"/>
        </draw:frame>
        <presentation:notes>
          <draw:frame presentation:style-name="pr2" xml:id="shape-125" draw:id="shape-125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4" xml:id="shape-126" draw:id="shape-126" draw:layer="" svg:width="396.28000000000pt" svg:height="296.96000000000pt" svg:x="108.00000000000pt" svg:y="60.18000000000pt" presentation:class="page" draw:page-number="8"/>
        </presentation:notes>
      </draw:page>
      <draw:page draw:name="page9" draw:id="page9" xml:id="page9" draw:master-page-name="Default7" draw:style-name="dp3" presentation:presentation-page-layout-name="pl4">
        <draw:layer-set>
          <draw:layer draw:name=""/>
        </draw:layer-set>
        <draw:frame draw:style-name="gr3" xml:id="shape-127" draw:id="shape-127" draw:layer="" svg:width="612.00000000000pt" svg:height="81.60000000000pt" svg:x="34.00000000000pt" svg:y="20.40000000000pt" presentation:class="title">
          <draw:text-box>
            <text:p text:style-name="P10"><text:span text:style-name="T7">Case Study: A Torrent Client</text:span></text:p>
          </draw:text-box>
          <draw:glue-point draw:id="4" svg:x="0.50000000000pt" svg:y="0.50000000000pt" draw:align="center"/>
        </draw:frame>
        <draw:frame draw:style-name="gr3" xml:id="shape-128" draw:id="shape-128" draw:layer="" svg:width="612.00000000000pt" svg:height="326.40000000000pt" svg:x="34.00000000000pt" svg:y="117.30000000000pt" presentation:class="subtitle">
          <draw:text-box>
            <text:p text:style-name="P10"><text:span text:style-name="T8">A torrent client which bundles I2P features and includes a whole I2P Router, which sets up connections and manages the I2P router using the I2CP Interface</text:span></text:p>
          </draw:text-box>
          <draw:glue-point draw:id="4" svg:x="0.50000000000pt" svg:y="0.50000000000pt" draw:align="center"/>
        </draw:frame>
        <presentation:notes>
          <draw:frame presentation:style-name="pr2" xml:id="shape-129" draw:id="shape-129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4" xml:id="shape-130" draw:id="shape-130" draw:layer="" svg:width="396.28000000000pt" svg:height="296.96000000000pt" svg:x="108.00000000000pt" svg:y="60.18000000000pt" presentation:class="page" draw:page-number="9"/>
        </presentation:notes>
      </draw:page>
      <draw:page draw:name="page10" draw:id="page10" xml:id="page10" draw:master-page-name="Default5" draw:style-name="dp3" presentation:presentation-page-layout-name="pl4">
        <draw:layer-set>
          <draw:layer draw:name=""/>
        </draw:layer-set>
        <draw:frame draw:style-name="gr3" xml:id="shape-131" draw:id="shape-131" draw:layer="" svg:width="612.00000000000pt" svg:height="81.60000000000pt" svg:x="34.00000000000pt" svg:y="20.40000000000pt" presentation:class="title">
          <draw:text-box>
            <text:p text:style-name="P10"><text:span text:style-name="T7">Case Study: A Torrent Client</text:span></text:p>
          </draw:text-box>
          <draw:glue-point draw:id="4" svg:x="0.50000000000pt" svg:y="0.50000000000pt" draw:align="center"/>
        </draw:frame>
        <draw:frame draw:style-name="gr3" xml:id="shape-132" draw:id="shape-132" draw:layer="" svg:width="612.00000000000pt" svg:height="326.40000000000pt" svg:x="34.00000000000pt" svg:y="117.30000000000pt" presentation:class="subtitle">
          <draw:text-box>
            <text:p text:style-name="P10"><text:span text:style-name="T8">Under normal circumstances, when configured to use I2P, this torrent starts it's own, embedded I2P router.</text:span></text:p>
          </draw:text-box>
          <draw:glue-point draw:id="4" svg:x="0.50000000000pt" svg:y="0.50000000000pt" draw:align="center"/>
        </draw:frame>
        <presentation:notes>
          <draw:frame presentation:style-name="pr2" xml:id="shape-133" draw:id="shape-133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4" xml:id="shape-134" draw:id="shape-134" draw:layer="" svg:width="396.28000000000pt" svg:height="296.96000000000pt" svg:x="108.00000000000pt" svg:y="60.18000000000pt" presentation:class="page" draw:page-number="10"/>
        </presentation:notes>
      </draw:page>
      <draw:page draw:name="page11" draw:id="page11" xml:id="page11" draw:master-page-name="Default3" draw:style-name="dp3" presentation:presentation-page-layout-name="pl4">
        <draw:layer-set>
          <draw:layer draw:name=""/>
        </draw:layer-set>
        <draw:frame draw:style-name="gr3" xml:id="shape-135" draw:id="shape-135" draw:layer="" svg:width="612.00000000000pt" svg:height="81.60000000000pt" svg:x="34.00000000000pt" svg:y="20.40000000000pt" presentation:class="title">
          <draw:text-box>
            <text:p text:style-name="P10"><text:span text:style-name="T7">Case Study: A Torrent Client</text:span></text:p>
          </draw:text-box>
          <draw:glue-point draw:id="4" svg:x="0.50000000000pt" svg:y="0.50000000000pt" draw:align="center"/>
        </draw:frame>
        <draw:frame draw:style-name="gr3" xml:id="shape-136" draw:id="shape-136" draw:layer="" svg:width="612.00000000000pt" svg:height="326.40000000000pt" svg:x="34.00000000000pt" svg:y="117.30000000000pt" presentation:class="subtitle">
          <draw:text-box>
            <text:p text:style-name="P10"/>
            <text:p text:style-name="P10"/>
            <text:p text:style-name="P10"/>
            <text:p text:style-name="P10"/>
            <text:p text:style-name="P10"><text:span text:style-name="T8">In the presence of a pre-installed I2P router, it starts a<text:s/></text:span><text:span text:style-name="T9">Second I2P</text:span><text:span text:style-name="T10"><text:s/></text:span><text:span text:style-name="T9">router.</text:span></text:p>
            <text:p text:style-name="P10"><text:span text:style-name="T10">This is not that big a problem on it's own, but as more applications become involved, it becomes inefficient very quickly.</text:span></text:p>
          </draw:text-box>
          <draw:glue-point draw:id="4" svg:x="0.50000000000pt" svg:y="0.50000000000pt" draw:align="center"/>
        </draw:frame>
        <presentation:notes>
          <draw:frame presentation:style-name="pr2" xml:id="shape-137" draw:id="shape-137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4" xml:id="shape-138" draw:id="shape-138" draw:layer="" svg:width="396.28000000000pt" svg:height="296.96000000000pt" svg:x="108.00000000000pt" svg:y="60.18000000000pt" presentation:class="page" draw:page-number="11"/>
        </presentation:notes>
      </draw:page>
      <draw:page draw:name="page12" draw:id="page12" xml:id="page12" draw:master-page-name="Default3" draw:style-name="dp3" presentation:presentation-page-layout-name="pl3">
        <draw:layer-set>
          <draw:layer draw:name=""/>
        </draw:layer-set>
        <draw:frame draw:style-name="gr3" xml:id="shape-139" draw:id="shape-139" draw:layer="" svg:width="612.00000000000pt" svg:height="81.60000000000pt" svg:x="34.00000000000pt" svg:y="20.40000000000pt" presentation:class="title">
          <draw:text-box>
            <text:p text:style-name="P10"><text:span text:style-name="T7">How do we prevent this?</text:span></text:p>
          </draw:text-box>
          <draw:glue-point draw:id="4" svg:x="0.50000000000pt" svg:y="0.50000000000pt" draw:align="center"/>
        </draw:frame>
        <draw:frame draw:style-name="gr3" xml:id="shape-140" draw:id="shape-140" draw:layer="" svg:width="612.00000000000pt" svg:height="326.40000000000pt" svg:x="34.00000000000pt" svg:y="117.30000000000pt" presentation:class="subtitle">
          <draw:text-box>
            <text:p text:style-name="P10"/>
          </draw:text-box>
          <draw:glue-point draw:id="4" svg:x="0.50000000000pt" svg:y="0.50000000000pt" draw:align="center"/>
        </draw:frame>
        <draw:frame draw:style-name="gr3" xml:id="shape-141" draw:id="shape-141" draw:layer="" svg:width="612.00000000000pt" svg:height="326.40000000000pt" svg:x="34.00000000000pt" svg:y="117.30000000000pt" presentation:class="outline">
          <draw:text-box>
            <text:p text:style-name="P10"><text:span text:style-name="T7">We could:</text:span></text:p>
            <text:p text:style-name="P10"><text:span text:style-name="T11"><text:s/>- Search for I2P installed to default paths</text:span></text:p>
            <text:p text:style-name="P10"><text:span text:style-name="T11"><text:s/>- Parse the output of `ps`</text:span></text:p>
            <text:p text:style-name="P10"><text:span text:style-name="T11"><text:s/>- Fetch something from proxy.i2p(the test host) over I2P HTTP Proxy</text:span></text:p>
            <text:p text:style-name="P10"><text:span text:style-name="T11"><text:s/>- Do something quick to test the I2CP or SAMv3 port</text:span></text:p>
          </draw:text-box>
          <draw:glue-point draw:id="4" svg:x="0.50000000000pt" svg:y="0.50000000000pt" draw:align="center"/>
        </draw:frame>
        <presentation:notes>
          <draw:frame presentation:style-name="pr2" xml:id="shape-142" draw:id="shape-142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4" xml:id="shape-143" draw:id="shape-143" draw:layer="" svg:width="396.28000000000pt" svg:height="296.96000000000pt" svg:x="108.00000000000pt" svg:y="60.18000000000pt" presentation:class="page" draw:page-number="12"/>
        </presentation:notes>
      </draw:page>
      <draw:page draw:name="page13" draw:id="page13" xml:id="page13" draw:master-page-name="Default3" draw:style-name="dp3" presentation:presentation-page-layout-name="pl4">
        <draw:layer-set>
          <draw:layer draw:name=""/>
        </draw:layer-set>
        <draw:frame draw:style-name="gr3" xml:id="shape-144" draw:id="shape-144" draw:layer="" svg:width="612.00000000000pt" svg:height="81.60000000000pt" svg:x="34.00000000000pt" svg:y="20.40000000000pt" presentation:class="title">
          <draw:text-box>
            <text:p text:style-name="P10"><text:span text:style-name="T12">Checking for I2P installed at default paths</text:span></text:p>
          </draw:text-box>
          <draw:glue-point draw:id="4" svg:x="0.50000000000pt" svg:y="0.50000000000pt" draw:align="center"/>
        </draw:frame>
        <draw:frame draw:style-name="gr3" xml:id="shape-145" draw:id="shape-145" draw:layer="" svg:width="612.00000000000pt" svg:height="326.40000000000pt" svg:x="34.00000000000pt" svg:y="117.30000000000pt" presentation:class="subtitle">
          <draw:text-box>
            <text:p text:style-name="P10"><text:span text:style-name="T6">Can be brittle, especially on platforms which are unfamiliar to the developer or which are obscure</text:span></text:p>
            <text:p text:style-name="P10"><text:span text:style-name="T6">Still very useful, especially since detecting the I2P router's installed location is presumably a pre-requisite to starting it.</text:span></text:p>
            <text:p text:style-name="P10"><text:span text:style-name="T6">Tells us nothing about whether I2P is running</text:span></text:p>
          </draw:text-box>
          <draw:glue-point draw:id="4" svg:x="0.50000000000pt" svg:y="0.50000000000pt" draw:align="center"/>
        </draw:frame>
        <presentation:notes>
          <draw:frame presentation:style-name="pr2" xml:id="shape-146" draw:id="shape-146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4" xml:id="shape-147" draw:id="shape-147" draw:layer="" svg:width="396.28000000000pt" svg:height="296.96000000000pt" svg:x="108.00000000000pt" svg:y="60.18000000000pt" presentation:class="page" draw:page-number="13"/>
        </presentation:notes>
      </draw:page>
      <draw:page draw:name="page14" draw:id="page14" xml:id="page14" draw:master-page-name="Default8" draw:style-name="dp3" presentation:presentation-page-layout-name="pl4">
        <draw:layer-set>
          <draw:layer draw:name=""/>
        </draw:layer-set>
        <draw:frame draw:style-name="gr3" xml:id="shape-148" draw:id="shape-148" draw:layer="" svg:width="612.00000000000pt" svg:height="81.60000000000pt" svg:x="34.00000000000pt" svg:y="20.40000000000pt" presentation:class="title">
          <draw:text-box>
            <text:p text:style-name="P10"><text:span text:style-name="T12">Checking the output of ps</text:span></text:p>
          </draw:text-box>
          <draw:glue-point draw:id="4" svg:x="0.50000000000pt" svg:y="0.50000000000pt" draw:align="center"/>
        </draw:frame>
        <draw:frame draw:style-name="gr3" xml:id="shape-149" draw:id="shape-149" draw:layer="" svg:width="612.00000000000pt" svg:height="326.40000000000pt" svg:x="34.00000000000pt" svg:y="117.30000000000pt" presentation:class="subtitle">
          <draw:text-box>
            <text:p text:style-name="P10"><text:span text:style-name="T6">Can tell us if I2P is running, but can't really tell the difference between router-only or router+client</text:span></text:p>
            <text:p text:style-name="P10"><text:span text:style-name="T6">Some systems(Such as GRSecurity) limit the output of `ps` for non-root users, and so detection may be brittle</text:span></text:p>
          </draw:text-box>
          <draw:glue-point draw:id="4" svg:x="0.50000000000pt" svg:y="0.50000000000pt" draw:align="center"/>
        </draw:frame>
        <presentation:notes>
          <draw:frame presentation:style-name="pr2" xml:id="shape-150" draw:id="shape-150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4" xml:id="shape-151" draw:id="shape-151" draw:layer="" svg:width="396.28000000000pt" svg:height="296.96000000000pt" svg:x="108.00000000000pt" svg:y="60.18000000000pt" presentation:class="page" draw:page-number="14"/>
        </presentation:notes>
      </draw:page>
      <draw:page draw:name="page15" draw:id="page15" xml:id="page15" draw:master-page-name="Default9" draw:style-name="dp3" presentation:presentation-page-layout-name="pl4">
        <draw:layer-set>
          <draw:layer draw:name=""/>
        </draw:layer-set>
        <draw:frame draw:style-name="gr3" xml:id="shape-152" draw:id="shape-152" draw:layer="" svg:width="612.00000000000pt" svg:height="81.60000000000pt" svg:x="34.00000000000pt" svg:y="20.40000000000pt" presentation:class="title">
          <draw:text-box>
            <text:p text:style-name="P10"><text:span text:style-name="T12">Check for usable I2CP or SAMv3 port</text:span></text:p>
          </draw:text-box>
          <draw:glue-point draw:id="4" svg:x="0.50000000000pt" svg:y="0.50000000000pt" draw:align="center"/>
        </draw:frame>
        <draw:frame draw:style-name="gr3" xml:id="shape-153" draw:id="shape-153" draw:layer="" svg:width="612.00000000000pt" svg:height="326.40000000000pt" svg:x="34.00000000000pt" svg:y="117.30000000000pt" presentation:class="subtitle">
          <draw:text-box>
            <text:p text:style-name="P10"><text:span text:style-name="T6">Tells us everything we need to know</text:span></text:p>
            <text:p text:style-name="P10"><text:span text:style-name="T6"><text:s/>- that I2P is running</text:span></text:p>
            <text:p text:style-name="P10"><text:span text:style-name="T6"><text:s/>- that it is ready for client connections</text:span></text:p>
            <text:p text:style-name="P10"><text:span text:style-name="T8">But, SAMv3 won't be enabled on every device, so I2CP is probably a better choice detecting if an I2P router is running.</text:span></text:p>
            <text:p text:style-name="P10"><text:span text:style-name="T8">BUT, detecting I2CP doesn't tell us if SAMv3 is available for SAMv3 apps.</text:span></text:p>
          </draw:text-box>
          <draw:glue-point draw:id="4" svg:x="0.50000000000pt" svg:y="0.50000000000pt" draw:align="center"/>
        </draw:frame>
        <presentation:notes>
          <draw:frame presentation:style-name="pr2" xml:id="shape-154" draw:id="shape-154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4" xml:id="shape-155" draw:id="shape-155" draw:layer="" svg:width="396.28000000000pt" svg:height="296.96000000000pt" svg:x="108.00000000000pt" svg:y="60.18000000000pt" presentation:class="page" draw:page-number="15"/>
        </presentation:notes>
      </draw:page>
      <draw:page draw:name="page16" draw:id="page16" xml:id="page16" draw:master-page-name="Default10" draw:style-name="dp3" presentation:presentation-page-layout-name="pl4">
        <draw:layer-set>
          <draw:layer draw:name=""/>
        </draw:layer-set>
        <draw:frame draw:style-name="gr3" xml:id="shape-156" draw:id="shape-156" draw:layer="" svg:width="612.00000000000pt" svg:height="81.60000000000pt" svg:x="34.00000000000pt" svg:y="20.40000000000pt" presentation:class="title">
          <draw:text-box>
            <text:p text:style-name="P10"><text:span text:style-name="T12">Checking proxy.i2p</text:span></text:p>
          </draw:text-box>
          <draw:glue-point draw:id="4" svg:x="0.50000000000pt" svg:y="0.50000000000pt" draw:align="center"/>
        </draw:frame>
        <draw:frame draw:style-name="gr3" xml:id="shape-157" draw:id="shape-157" draw:layer="" svg:width="612.00000000000pt" svg:height="326.40000000000pt" svg:x="34.00000000000pt" svg:y="117.30000000000pt" presentation:class="subtitle">
          <draw:text-box>
            <text:p text:style-name="P10"><text:span text:style-name="T6">Gives us exactly the same information as connecting to an I2CP or SAM port, but it's much easier to do with `curl` or your language of choice's HTTP client</text:span></text:p>
          </draw:text-box>
          <draw:glue-point draw:id="4" svg:x="0.50000000000pt" svg:y="0.50000000000pt" draw:align="center"/>
        </draw:frame>
        <presentation:notes>
          <draw:frame presentation:style-name="pr2" xml:id="shape-158" draw:id="shape-158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4" xml:id="shape-159" draw:id="shape-159" draw:layer="" svg:width="396.28000000000pt" svg:height="296.96000000000pt" svg:x="108.00000000000pt" svg:y="60.18000000000pt" presentation:class="page" draw:page-number="16"/>
        </presentation:notes>
      </draw:page>
      <draw:page draw:name="page17" draw:id="page17" xml:id="page17" draw:master-page-name="Default12" draw:style-name="dp3" presentation:presentation-page-layout-name="pl4">
        <draw:layer-set>
          <draw:layer draw:name=""/>
        </draw:layer-set>
        <draw:frame draw:style-name="gr3" xml:id="shape-160" draw:id="shape-160" draw:layer="" svg:width="612.00000000000pt" svg:height="81.60000000000pt" svg:x="34.00000000000pt" svg:y="20.40000000000pt" presentation:class="title">
          <draw:text-box>
            <text:p text:style-name="P10"/>
          </draw:text-box>
          <draw:glue-point draw:id="4" svg:x="0.50000000000pt" svg:y="0.50000000000pt" draw:align="center"/>
        </draw:frame>
        <draw:frame draw:style-name="gr3" xml:id="shape-161" draw:id="shape-161" draw:layer="" svg:width="612.00000000000pt" svg:height="326.40000000000pt" svg:x="34.00000000000pt" svg:y="117.30000000000pt" presentation:class="subtitle">
          <draw:text-box>
            <text:p text:style-name="P10"><text:span text:style-name="T7">So, we're pretty much stuck needing to do all of them a little.</text:span></text:p>
          </draw:text-box>
          <draw:glue-point draw:id="4" svg:x="0.50000000000pt" svg:y="0.50000000000pt" draw:align="center"/>
        </draw:frame>
        <presentation:notes>
          <draw:frame presentation:style-name="pr2" xml:id="shape-162" draw:id="shape-162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4" xml:id="shape-163" draw:id="shape-163" draw:layer="" svg:width="396.28000000000pt" svg:height="296.96000000000pt" svg:x="108.00000000000pt" svg:y="60.18000000000pt" presentation:class="page" draw:page-number="17"/>
        </presentation:notes>
      </draw:page>
      <draw:page draw:name="page18" draw:id="page18" xml:id="page18" draw:master-page-name="Default11" draw:style-name="dp3" presentation:presentation-page-layout-name="pl4">
        <draw:layer-set>
          <draw:layer draw:name=""/>
        </draw:layer-set>
        <draw:frame draw:style-name="gr3" xml:id="shape-164" draw:id="shape-164" draw:layer="" svg:width="612.00000000000pt" svg:height="81.60000000000pt" svg:x="34.00000000000pt" svg:y="20.40000000000pt" presentation:class="title">
          <draw:text-box>
            <text:p text:style-name="P10"><text:span text:style-name="T12">So the lifecycle of a new I2P app, relative to it's parent router...</text:span></text:p>
          </draw:text-box>
          <draw:glue-point draw:id="4" svg:x="0.50000000000pt" svg:y="0.50000000000pt" draw:align="center"/>
        </draw:frame>
        <draw:frame draw:style-name="gr3" xml:id="shape-165" draw:id="shape-165" draw:layer="" svg:width="612.00000000000pt" svg:height="326.40000000000pt" svg:x="34.00000000000pt" svg:y="117.30000000000pt" presentation:class="subtitle">
          <draw:text-box>
            <text:p text:style-name="P10">1: Check for the presence of a running I2P router by testing the API which you intend to use<text:s/><text:span text:style-name="T13">first</text:span>. If the API is present, SKIP EVERY OTHER STEP and just start your application.</text:p>
            <text:p text:style-name="P10">2: Check the default install paths for packaged I2P routers second</text:p>
            <text:p text:style-name="P10">2a: If you find any, make a note of where it is</text:p>
            <text:p text:style-name="P10">2b: Start the packaged, pre-installed I2P router and SKIP STEP 3</text:p>
            <text:p text:style-name="P10">3: Unpack i2p-zero to a directory for use in<text:s/><text:span text:style-name="T13">your</text:span><text:s/>application, under<text:s/><text:span text:style-name="T13">it's</text:span><text:s/>control.</text:p>
            <text:p text:style-name="P10">3a: Loop until 8051 becomes available</text:p>
            <text:p text:style-name="P10">3b: Start your tunnels or SAM</text:p>
            <text:p text:style-name="P10">4: Loop until API becomes available</text:p>
            <text:p text:style-name="P10">5: Start your application</text:p>
            <text:p text:style-name="P10"/>
          </draw:text-box>
          <draw:glue-point draw:id="4" svg:x="0.50000000000pt" svg:y="0.50000000000pt" draw:align="center"/>
        </draw:frame>
        <presentation:notes>
          <draw:frame presentation:style-name="pr2" xml:id="shape-166" draw:id="shape-166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4" xml:id="shape-167" draw:id="shape-167" draw:layer="" svg:width="396.28000000000pt" svg:height="296.96000000000pt" svg:x="108.00000000000pt" svg:y="60.18000000000pt" presentation:class="page" draw:page-number="18"/>
        </presentation:notes>
      </draw:page>
      <draw:page draw:name="page19" draw:id="page19" xml:id="page19" draw:master-page-name="Default11" draw:style-name="dp3" presentation:presentation-page-layout-name="pl4">
        <draw:layer-set>
          <draw:layer draw:name=""/>
        </draw:layer-set>
        <draw:frame draw:style-name="gr3" xml:id="shape-168" draw:id="shape-168" draw:layer="" svg:width="612.00000000000pt" svg:height="81.60000000000pt" svg:x="34.00000000000pt" svg:y="20.40000000000pt" presentation:class="title">
          <draw:text-box>
            <text:p text:style-name="P10"><text:span text:style-name="T7">SAM, the Elephant</text:span></text:p>
          </draw:text-box>
          <draw:glue-point draw:id="4" svg:x="0.50000000000pt" svg:y="0.50000000000pt" draw:align="center"/>
        </draw:frame>
        <draw:frame draw:style-name="gr3" xml:id="shape-169" draw:id="shape-169" draw:layer="" svg:width="612.00000000000pt" svg:height="326.40000000000pt" svg:x="34.00000000000pt" svg:y="117.30000000000pt" presentation:class="subtitle">
          <draw:text-box>
            <text:p text:style-name="P10"><text:span text:style-name="T6">Currently it's not possible to run SAM freestanding of either the Java or I2P C++ router</text:span></text:p>
            <text:p text:style-name="P10"><text:span text:style-name="T6">Moreover, the Java I2P router does not ship with SAM enabled by default</text:span></text:p>
            <text:p text:style-name="P10"><text:span text:style-name="T6">So if you need a SAM API, you'll still need to start i2p-zero and launch SAM</text:span></text:p>
            <text:p text:style-name="P10"><text:span text:style-name="T6">An unbundled, freestanding SAM API is another of my weekend projects</text:span></text:p>
          </draw:text-box>
          <draw:glue-point draw:id="4" svg:x="0.50000000000pt" svg:y="0.50000000000pt" draw:align="center"/>
        </draw:frame>
        <presentation:notes>
          <draw:frame presentation:style-name="pr2" xml:id="shape-170" draw:id="shape-170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4" xml:id="shape-171" draw:id="shape-171" draw:layer="" svg:width="396.28000000000pt" svg:height="296.96000000000pt" svg:x="108.00000000000pt" svg:y="60.18000000000pt" presentation:class="page" draw:page-number="19"/>
        </presentation:notes>
      </draw:page>
      <draw:page draw:name="page20" draw:id="page20" xml:id="page20" draw:master-page-name="Default14" draw:style-name="dp3" presentation:presentation-page-layout-name="pl4">
        <draw:layer-set>
          <draw:layer draw:name=""/>
        </draw:layer-set>
        <draw:frame draw:style-name="gr3" xml:id="shape-172" draw:id="shape-172" draw:layer="" svg:width="612.00000000000pt" svg:height="81.60000000000pt" svg:x="34.00000000000pt" svg:y="20.40000000000pt" presentation:class="title">
          <draw:text-box>
            <text:p text:style-name="P10"><text:span text:style-name="T7">Enough justifying, here's go-zero</text:span></text:p>
          </draw:text-box>
          <draw:glue-point draw:id="4" svg:x="0.50000000000pt" svg:y="0.50000000000pt" draw:align="center"/>
        </draw:frame>
        <draw:frame draw:style-name="gr3" xml:id="shape-173" draw:id="shape-173" draw:layer="" svg:width="612.00000000000pt" svg:height="326.40000000000pt" svg:x="34.00000000000pt" svg:y="117.30000000000pt" presentation:class="subtitle">
          <draw:text-box>
            <text:p text:style-name="P10"><text:span text:style-name="T14">Reference example of an i2p-zero bundling tool, written in Go</text:span></text:p>
            <text:p text:style-name="P10"><text:span text:style-name="T14">Treats i2p-zero as a static resource, uses the reproducible, release build</text:span></text:p>
            <text:p text:style-name="P10"><text:span text:style-name="T14">Does I2P presence checks, API presence checks, never starts an I2P router when one is already running</text:span></text:p>
            <text:p text:style-name="P10"><text:span text:style-name="T14">Basically a smart i2p-zero launcher you embed in Go applications</text:span></text:p>
            <text:p text:style-name="P10"><text:span text:style-name="T14">Can be turned into an(albeit massive) .a file for use in C applications, goes everywhere i2p-zero does</text:span></text:p>
            <text:p text:style-name="P10"><text:span text:style-name="T14">https://github.com/eyedeekay/zerobundle/go-zero</text:span></text:p>
          </draw:text-box>
          <draw:glue-point draw:id="4" svg:x="0.50000000000pt" svg:y="0.50000000000pt" draw:align="center"/>
        </draw:frame>
        <presentation:notes>
          <draw:frame presentation:style-name="pr2" xml:id="shape-174" draw:id="shape-174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4" xml:id="shape-175" draw:id="shape-175" draw:layer="" svg:width="396.28000000000pt" svg:height="296.96000000000pt" svg:x="108.00000000000pt" svg:y="60.18000000000pt" presentation:class="page" draw:page-number="20"/>
        </presentation:notes>
      </draw:page>
      <draw:page draw:name="page21" draw:id="page21" xml:id="page21" draw:master-page-name="Default15" draw:style-name="dp3" presentation:presentation-page-layout-name="pl4">
        <draw:layer-set>
          <draw:layer draw:name=""/>
        </draw:layer-set>
        <draw:frame draw:style-name="gr3" xml:id="shape-176" draw:id="shape-176" draw:layer="" svg:width="612.00000000000pt" svg:height="81.60000000000pt" svg:x="34.00000000000pt" svg:y="20.40000000000pt" presentation:class="title">
          <draw:text-box>
            <text:p text:style-name="P10"><text:span text:style-name="T7">Powered by: i2cpcheck</text:span></text:p>
          </draw:text-box>
          <draw:glue-point draw:id="4" svg:x="0.50000000000pt" svg:y="0.50000000000pt" draw:align="center"/>
        </draw:frame>
        <draw:frame draw:style-name="gr3" xml:id="shape-177" draw:id="shape-177" draw:layer="" svg:width="612.00000000000pt" svg:height="326.40000000000pt" svg:x="34.00000000000pt" svg:y="117.30000000000pt" presentation:class="subtitle">
          <draw:text-box>
            <text:p text:style-name="P10"><text:span text:style-name="T14">Set of cross-platform terminal utilities for doing i2p router presence and API presence detection</text:span></text:p>
            <text:p text:style-name="P10"><text:span text:style-name="T14">Not just for I2CP, also checks SAMv3 and the HTTP Proxy</text:span></text:p>
            <text:p text:style-name="P10"><text:span text:style-name="T14">Can conditionally launch an installed I2P router based on it's presence and detectable running status, will detect i2p-zero in a subdirectory soon</text:span></text:p>
            <text:p text:style-name="P10"><text:span text:style-name="T14">Includes an i2pd(C++ i2p router) bundling tool, optionally</text:span></text:p>
            <text:p text:style-name="P10"><text:span text:style-name="T14">Written in Go, Go library users can use it to gather information about the I2P Router</text:span></text:p>
            <text:p text:style-name="P10"><text:span text:style-name="T14">https://github.com/eyedeekay/i2cpcheck</text:span></text:p>
          </draw:text-box>
          <draw:glue-point draw:id="4" svg:x="0.50000000000pt" svg:y="0.50000000000pt" draw:align="center"/>
        </draw:frame>
        <presentation:notes>
          <draw:frame presentation:style-name="pr2" xml:id="shape-178" draw:id="shape-178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4" xml:id="shape-179" draw:id="shape-179" draw:layer="" svg:width="396.28000000000pt" svg:height="296.96000000000pt" svg:x="108.00000000000pt" svg:y="60.18000000000pt" presentation:class="page" draw:page-number="21"/>
        </presentation:notes>
      </draw:page>
      <draw:page draw:name="page22" draw:id="page22" xml:id="page22" draw:master-page-name="Default16" draw:style-name="dp3" presentation:presentation-page-layout-name="pl4">
        <draw:layer-set>
          <draw:layer draw:name=""/>
        </draw:layer-set>
        <draw:frame draw:style-name="gr3" xml:id="shape-180" draw:id="shape-180" draw:layer="" svg:width="612.00000000000pt" svg:height="81.60000000000pt" svg:x="34.00000000000pt" svg:y="20.40000000000pt" presentation:class="title">
          <draw:text-box>
            <text:p text:style-name="P10"><text:span text:style-name="T7">What I'm building with it: i2pbrowser</text:span></text:p>
          </draw:text-box>
          <draw:glue-point draw:id="4" svg:x="0.50000000000pt" svg:y="0.50000000000pt" draw:align="center"/>
        </draw:frame>
        <draw:frame draw:style-name="gr3" xml:id="shape-181" draw:id="shape-181" draw:layer="" svg:width="612.00000000000pt" svg:height="326.40000000000pt" svg:x="34.00000000000pt" svg:y="117.30000000000pt" presentation:class="subtitle">
          <draw:text-box>
            <text:p text:style-name="P10"><text:span text:style-name="T6">The really important part is one-click, zero-install access to I2P Sites.</text:span></text:p>
            <text:p text:style-name="P10"><text:span text:style-name="T6">Guarantee's I2P is ready for clients.</text:span></text:p>
            <text:p text:style-name="P10"><text:span text:style-name="T6">Configures Firefox or Chromium for new I2P users.</text:span></text:p>
            <text:p text:style-name="P10"><text:span text:style-name="T6">Embedded IRC client compatible with I2PRC.</text:span></text:p>
            <text:p text:style-name="P10"><text:span text:style-name="T6">Forms the basis of an SDK for I2P apps with HTML/Javascript based GUI's</text:span></text:p>
            <text:p text:style-name="P10"><text:span text:style-name="T6">Uses zero when no pre-installed router is present, and adapts to a full Java I2P router if one is installed in the meantime</text:span></text:p>
          </draw:text-box>
          <draw:glue-point draw:id="4" svg:x="0.50000000000pt" svg:y="0.50000000000pt" draw:align="center"/>
        </draw:frame>
        <presentation:notes>
          <draw:frame presentation:style-name="pr2" xml:id="shape-182" draw:id="shape-182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4" xml:id="shape-183" draw:id="shape-183" draw:layer="" svg:width="396.28000000000pt" svg:height="296.96000000000pt" svg:x="108.00000000000pt" svg:y="60.18000000000pt" presentation:class="page" draw:page-number="22"/>
        </presentation:notes>
      </draw:page>
      <draw:page draw:name="page23" draw:id="page23" xml:id="page23" draw:master-page-name="Default17" draw:style-name="dp3" presentation:presentation-page-layout-name="pl4">
        <draw:layer-set>
          <draw:layer draw:name=""/>
        </draw:layer-set>
        <draw:frame draw:style-name="gr3" xml:id="shape-184" draw:id="shape-184" draw:layer="" svg:width="612.00000000000pt" svg:height="81.60000000000pt" svg:x="34.00000000000pt" svg:y="20.40000000000pt" presentation:class="title">
          <draw:text-box>
            <text:p text:style-name="P10"><text:span text:style-name="T7">The future:</text:span></text:p>
          </draw:text-box>
          <draw:glue-point draw:id="4" svg:x="0.50000000000pt" svg:y="0.50000000000pt" draw:align="center"/>
        </draw:frame>
        <draw:frame draw:style-name="gr3" xml:id="shape-185" draw:id="shape-185" draw:layer="" svg:width="612.00000000000pt" svg:height="326.40000000000pt" svg:x="34.00000000000pt" svg:y="117.30000000000pt" presentation:class="subtitle">
          <draw:text-box>
            <text:p text:style-name="P10"><text:span text:style-name="T15">- i2p-zero in all the things! This is so convenient.</text:span></text:p>
            <text:p text:style-name="P10"><text:span text:style-name="T15">- Better practices in new I2P applications, which lead to less excessive resource use.</text:span></text:p>
            <text:p text:style-name="P10"><text:span text:style-name="T15">- Tools for building Snaps, Flatpaks, and AppImages that deal with the unique challenges containers present</text:span></text:p>
            <text:p text:style-name="P10"><text:span text:style-name="T15">- A freestanding, embeddable SAM API, probably based on the implementation in Java I2P, probably developed by un-bundling SAM from the core I2P router</text:span></text:p>
            <text:p text:style-name="P10"><text:span text:style-name="T15">- An SDK for adapting apps in non-JVM languages to I2P</text:span></text:p>
          </draw:text-box>
          <draw:glue-point draw:id="4" svg:x="0.50000000000pt" svg:y="0.50000000000pt" draw:align="center"/>
        </draw:frame>
        <presentation:notes>
          <draw:frame presentation:style-name="pr2" xml:id="shape-186" draw:id="shape-186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4" xml:id="shape-187" draw:id="shape-187" draw:layer="" svg:width="396.28000000000pt" svg:height="296.96000000000pt" svg:x="108.00000000000pt" svg:y="60.18000000000pt" presentation:class="page" draw:page-number="23"/>
        </presentation:notes>
      </draw:page>
      <draw:page draw:name="page24" draw:id="page24" xml:id="page24" draw:master-page-name="Default18" draw:style-name="dp3" presentation:presentation-page-layout-name="pl4">
        <draw:layer-set>
          <draw:layer draw:name=""/>
        </draw:layer-set>
        <draw:frame draw:style-name="gr3" xml:id="shape-188" draw:id="shape-188" draw:layer="" svg:width="612.00000000000pt" svg:height="81.60000000000pt" svg:x="34.00000000000pt" svg:y="20.40000000000pt" presentation:class="title">
          <draw:text-box>
            <text:p text:style-name="P10"><text:span text:style-name="T7">Thanks!</text:span></text:p>
          </draw:text-box>
          <draw:glue-point draw:id="4" svg:x="0.50000000000pt" svg:y="0.50000000000pt" draw:align="center"/>
        </draw:frame>
        <draw:frame draw:style-name="gr3" xml:id="shape-189" draw:id="shape-189" draw:layer="" svg:width="612.00000000000pt" svg:height="326.40000000000pt" svg:x="34.00000000000pt" svg:y="117.30000000000pt" presentation:class="subtitle">
          <draw:text-box>
            <text:p text:style-name="P10"><text:span text:style-name="T7">I love questions! :)</text:span></text:p>
          </draw:text-box>
          <draw:glue-point draw:id="4" svg:x="0.50000000000pt" svg:y="0.50000000000pt" draw:align="center"/>
        </draw:frame>
        <presentation:notes>
          <draw:frame presentation:style-name="pr2" xml:id="shape-190" draw:id="shape-190" draw:layer="" svg:width="489.57000000000pt" svg:height="356.37000000000pt" svg:x="62.22000000000pt" svg:y="374.46000000000pt" presentation:class="notes">
            <draw:text-box>
              <text:p text:style-name="P10"/>
            </draw:text-box>
            <draw:glue-point draw:id="4" svg:x="0.50000000000pt" svg:y="0.50000000000pt" draw:align="center"/>
          </draw:frame>
          <draw:page-thumbnail draw:style-name="gr4" xml:id="shape-191" draw:id="shape-191" draw:layer="" svg:width="396.28000000000pt" svg:height="296.96000000000pt" svg:x="108.00000000000pt" svg:y="60.18000000000pt" presentation:class="page" draw:page-number="24"/>
        </presentation:notes>
      </draw:page>
      <presentation:settings/>
    </office:presentation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margin-bottom="14.088213382599999pt" fo:margin-left="0.000000000000000pt" fo:margin-right="0.000000000000000pt" fo:margin-top="0.000000000000000pt" fo:padding-top="0.000000000000000pt" fo:text-indent="0.000000000000000pt"/>
      <style:text-properties fo:color="#ffffff" fo:font-family="Arial Rounded MT Bold" fo:font-size="14.000000000000000pt" fo:font-weight="normal" style:font-family-generic="swiss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default-style>
    <style:style style:name="Bibliography_20conference" style:display-name="Bibliography conference" style:family="paragraph"/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Footnote" style:display-name="Footnote" style:family="paragraph" style:next-style-name=""/>
    <style:style style:name="Endnote" style:display-name="Endnote" style:family="paragraph" style:next-style-name=""/>
    <style:style style:name="Bibliography_20custom4" style:display-name="Bibliography custom4" style:family="paragraph"/>
    <style:style style:name="Bibliography_20custom5" style:display-name="Bibliography custom5" style:family="paragraph"/>
    <style:style style:name="A1" style:display-name="A1" style:family="paragraph">
      <style:paragraph-properties fo:margin-bottom="14.088213382599999pt" fo:margin-left="0.000000000000000pt" fo:margin-right="0.000000000000000pt" fo:margin-top="0.000000000000000pt" fo:padding-top="0.000000000000000pt" fo:text-indent="0.000000000000000pt"/>
      <style:text-properties fo:color="#ffffff" fo:font-family="Arial Rounded MT Bold" fo:font-size="14.000000000000000pt" fo:font-weight="normal" style:font-family-generic="swiss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Title" style:display-name="Title" style:family="paragraph">
      <style:paragraph-properties fo:margin-bottom="14.088213382599999pt" fo:margin-left="0.000000000000000pt" fo:margin-right="0.000000000000000pt" fo:margin-top="0.000000000000000pt" fo:padding-top="0.000000000000000pt" fo:text-align="center" fo:text-indent="0.000000000000000pt"/>
      <style:text-properties fo:color="#e6e6ff" fo:font-family="Arial Rounded MT Bold" fo:font-size="38.000000000000000pt" fo:font-weight="normal" style:font-family-generic="swiss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Standard" style:display-name="Standard" style:family="paragraph">
      <style:paragraph-properties fo:margin-bottom="14.088213382599999pt" fo:margin-left="0.000000000000000pt" fo:margin-right="0.000000000000000pt" fo:margin-top="0.000000000000000pt" fo:padding-top="0.000000000000000pt" fo:text-indent="0.000000000000000pt"/>
      <style:text-properties fo:color="#ffffff" fo:font-family="Arial Rounded MT Bold" fo:font-size="28.000000000000000pt" fo:font-weight="normal" style:font-family-generic="swiss" style:font-pitch="variable" style:letter-kerning="true" style:text-line-through-style="none" style:text-line-through-type="none" style:text-line-through-width="auto" style:text-outline="false" style:text-underline-style="none" style:text-underline-type="none" style:text-underline-width="auto"/>
    </style:style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Bibliography_20booklet" style:display-name="Bibliography booklet" style:family="paragraph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draw:fill-image draw:name="picture1" xlink:actuate="onLoad" xlink:href="Pictures/image1.png" xlink:show="embed" xlink:type="simple"/>
    <style:presentation-page-layout style:name="pl1" style:display-name="AL4T19">
      <presentation:placeholder presentation:object="title" svg:x="5%" svg:y="4%" svg:width="90%" svg:height="16%"/>
    </style:presentation-page-layout>
    <style:presentation-page-layout style:name="pl2" style:display-name="AL2T2">
      <presentation:placeholder presentation:object="title" svg:x="5%" svg:y="4%" svg:width="90%" svg:height="16%"/>
      <presentation:placeholder presentation:object="chart" svg:x="5%" svg:y="23%" svg:width="90%" svg:height="64%"/>
    </style:presentation-page-layout>
    <style:presentation-page-layout style:name="pl3" style:display-name="AL1T1">
      <presentation:placeholder presentation:object="title" svg:x="5%" svg:y="4%" svg:width="90%" svg:height="16%"/>
      <presentation:placeholder presentation:object="outline" svg:x="5%" svg:y="23%" svg:width="90%" svg:height="64%"/>
    </style:presentation-page-layout>
    <style:presentation-page-layout style:name="pl4" style:display-name="AL1T0">
      <presentation:placeholder presentation:object="title" svg:x="5%" svg:y="4%" svg:width="90%" svg:height="16%"/>
      <presentation:placeholder presentation:object="subtitle" svg:x="5%" svg:y="23%" svg:width="90%" svg:height="64%"/>
    </style:presentation-page-layout>
    <style:presentation-page-layout style:name="pl5" style:display-name="AL7T7">
      <presentation:placeholder presentation:object="title" svg:x="5%" svg:y="4%" svg:width="90%" svg:height="16%"/>
      <presentation:placeholder presentation:object="chart" svg:x="5%" svg:y="23%" svg:width="44%" svg:height="64%"/>
      <presentation:placeholder presentation:object="outline" svg:x="51%" svg:y="23%" svg:width="44%" svg:height="64%"/>
    </style:presentation-page-layout>
    <style:presentation-page-layout style:name="pl6" style:display-name="AL8T4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chart" svg:x="51%" svg:y="23%" svg:width="44%" svg:height="64%"/>
    </style:presentation-page-layout>
    <style:presentation-page-layout style:name="pl7" style:display-name="AL5T9">
      <presentation:placeholder presentation:object="title" svg:x="5%" svg:y="4%" svg:width="90%" svg:height="16%"/>
      <presentation:placeholder presentation:object="graphic" svg:x="5%" svg:y="23%" svg:width="44%" svg:height="64%"/>
      <presentation:placeholder presentation:object="outline" svg:x="51%" svg:y="23%" svg:width="44%" svg:height="64%"/>
    </style:presentation-page-layout>
    <style:presentation-page-layout style:name="pl8" style:display-name="AL6T6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graphic" svg:x="51%" svg:y="23%" svg:width="44%" svg:height="64%"/>
    </style:presentation-page-layout>
    <style:presentation-page-layout style:name="pl9" style:display-name="AL3T3">
      <presentation:placeholder presentation:object="title" svg:x="5%" svg:y="4%" svg:width="90%" svg:height="16%"/>
      <presentation:placeholder presentation:object="outline" svg:x="5%" svg:y="23%" svg:width="44%" svg:height="64%"/>
      <presentation:placeholder presentation:object="outline" svg:x="51%" svg:y="23%" svg:width="44%" svg:height="64%"/>
    </style:presentation-page-layout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/>
    <style:style style:name="P1" style:parent-style-name="Title" style:family="paragraph">
      <style:paragraph-properties/>
    </style:style>
    <style:style style:name="P2" style:parent-style-name="Standard" style:family="paragraph">
      <style:paragraph-properties/>
    </style:style>
    <style:style style:name="P3" style:family="paragraph"/>
    <style:style style:name="P4" style:family="paragraph">
      <style:paragraph-properties fo:text-align="center"/>
    </style:style>
    <style:style style:name="P5" style:family="paragraph">
      <style:paragraph-properties fo:text-align="end"/>
    </style:style>
    <style:style style:name="P6" style:family="paragraph">
      <style:paragraph-properties fo:margin-left="0.000000000000000pt" fo:margin-right="0.000000000000000pt" fo:text-indent="0.000000000000000pt"/>
    </style:style>
    <style:style style:name="gr1" style:family="graphic">
      <style:graphic-properties draw:fill="none" draw:stroke="none" fo:margin="0.000000000000000pt" style:wrap="biggest" style:wrap-contour="false" style:wrap-dynamic-threshold="0.000000000000000pt"/>
    </style:style>
    <style:style style:name="gr2" style:family="graphic">
      <style:graphic-properties draw:auto-grow-height="false" draw:fill="none" draw:shadow="hidden" draw:shadow-color="#808080" draw:shadow-offset-x="8.50395pt" draw:shadow-offset-y="8.50395pt" draw:stroke="none" draw:textarea-vertical-align="top" fo:margin="0.000000000000000pt" fo:padding="0.000000000000000pt" style:wrap="biggest" style:wrap-contour="false" style:wrap-dynamic-threshold="0.000000000000000pt"/>
    </style:style>
    <style:style style:name="dp1" style:family="drawing-page">
      <style:drawing-page-properties draw:fill="bitmap" draw:fill-image-name="picture1" style:repeat="stretch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0.000000000000000pt" fo:padding="0.000000000000000pt" fo:page-height="510.000000000000000pt" fo:page-width="680.000000000000000pt" style:print-orientation="landscape"/>
    </style:page-layout>
  </office:automatic-styles>
  <office:master-styles>
    <style:master-page style:name="Default1" draw:style-name="dp1" style:display-name="Default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1" xml:id="shape-1" draw:id="shape-1" draw:layer="backgroundobjects" svg:width="612.00000000000pt" svg:height="81.60000000000pt" svg:x="34.00000000000pt" svg:y="20.40000000000pt" presentation:class="title" presentation:placeholder="true" draw:text-style-name="P1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2" draw:id="shape-2" draw:layer="backgroundobjects" svg:width="612.00000000000pt" svg:height="326.40000000000pt" svg:x="34.00000000000pt" svg:y="117.30000000000pt" presentation:class="outline" presentation:placeholder="true" draw:text-style-name="P2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3" draw:id="shape-3" draw:layer="backgroundobjects" svg:width="184.90425733340pt" svg:height="41.04574039840pt" svg:x="39.68510000000pt" svg:y="542.297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4" draw:id="shape-4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5" draw:id="shape-5" draw:layer="backgroundobjects" svg:width="184.9042573334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2" draw:style-name="dp1" style:display-name="Default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1" xml:id="shape-6" draw:id="shape-6" draw:layer="backgroundobjects" svg:width="612.00000000000pt" svg:height="81.60000000000pt" svg:x="34.00000000000pt" svg:y="20.40000000000pt" presentation:class="title" presentation:placeholder="true" draw:text-style-name="P6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7" draw:id="shape-7" draw:layer="backgroundobjects" svg:width="612.00000000000pt" svg:height="326.40000000000pt" svg:x="34.00000000000pt" svg:y="117.30000000000pt" presentation:class="outline" presentation:placeholder="true" draw:text-style-name="P6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8" draw:id="shape-8" draw:layer="backgroundobjects" svg:width="184.90425733340pt" svg:height="41.04574039840pt" svg:x="39.68510000000pt" svg:y="542.297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9" draw:id="shape-9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10" draw:id="shape-10" draw:layer="backgroundobjects" svg:width="184.9042573334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3" draw:style-name="dp1" style:display-name="Default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1" xml:id="shape-11" draw:id="shape-11" draw:layer="backgroundobjects" svg:width="612.00000000000pt" svg:height="81.60000000000pt" svg:x="34.00000000000pt" svg:y="20.40000000000pt" presentation:class="title" presentation:placeholder="true" draw:text-style-name="P6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12" draw:id="shape-12" draw:layer="backgroundobjects" svg:width="612.00000000000pt" svg:height="326.40000000000pt" svg:x="34.00000000000pt" svg:y="117.30000000000pt" presentation:class="outline" presentation:placeholder="true" draw:text-style-name="P6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13" draw:id="shape-13" draw:layer="backgroundobjects" svg:width="184.90425733340pt" svg:height="41.04574039840pt" svg:x="39.68510000000pt" svg:y="542.297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14" draw:id="shape-14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15" draw:id="shape-15" draw:layer="backgroundobjects" svg:width="184.9042573334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4" draw:style-name="dp1" style:display-name="Default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1" xml:id="shape-16" draw:id="shape-16" draw:layer="backgroundobjects" svg:width="612.00000000000pt" svg:height="81.60000000000pt" svg:x="34.00000000000pt" svg:y="20.40000000000pt" presentation:class="title" presentation:placeholder="true" draw:text-style-name="P6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17" draw:id="shape-17" draw:layer="backgroundobjects" svg:width="612.00000000000pt" svg:height="326.40000000000pt" svg:x="34.00000000000pt" svg:y="117.30000000000pt" presentation:class="outline" presentation:placeholder="true" draw:text-style-name="P6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18" draw:id="shape-18" draw:layer="backgroundobjects" svg:width="184.90425733340pt" svg:height="41.04574039840pt" svg:x="39.68510000000pt" svg:y="542.297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19" draw:id="shape-19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20" draw:id="shape-20" draw:layer="backgroundobjects" svg:width="184.9042573334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5" draw:style-name="dp1" style:display-name="Default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1" xml:id="shape-21" draw:id="shape-21" draw:layer="backgroundobjects" svg:width="612.00000000000pt" svg:height="81.60000000000pt" svg:x="34.00000000000pt" svg:y="20.40000000000pt" presentation:class="title" presentation:placeholder="true" draw:text-style-name="P6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22" draw:id="shape-22" draw:layer="backgroundobjects" svg:width="612.00000000000pt" svg:height="326.40000000000pt" svg:x="34.00000000000pt" svg:y="117.30000000000pt" presentation:class="outline" presentation:placeholder="true" draw:text-style-name="P6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23" draw:id="shape-23" draw:layer="backgroundobjects" svg:width="184.90425733340pt" svg:height="41.04574039840pt" svg:x="39.68510000000pt" svg:y="542.297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24" draw:id="shape-24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25" draw:id="shape-25" draw:layer="backgroundobjects" svg:width="184.9042573334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6" draw:style-name="dp1" style:display-name="Default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1" xml:id="shape-26" draw:id="shape-26" draw:layer="backgroundobjects" svg:width="612.00000000000pt" svg:height="81.60000000000pt" svg:x="34.00000000000pt" svg:y="20.40000000000pt" presentation:class="title" presentation:placeholder="true" draw:text-style-name="P6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27" draw:id="shape-27" draw:layer="backgroundobjects" svg:width="612.00000000000pt" svg:height="326.40000000000pt" svg:x="34.00000000000pt" svg:y="117.30000000000pt" presentation:class="outline" presentation:placeholder="true" draw:text-style-name="P6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28" draw:id="shape-28" draw:layer="backgroundobjects" svg:width="184.90425733340pt" svg:height="41.04574039840pt" svg:x="39.68510000000pt" svg:y="542.297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29" draw:id="shape-29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30" draw:id="shape-30" draw:layer="backgroundobjects" svg:width="184.9042573334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7" draw:style-name="dp1" style:display-name="Default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1" xml:id="shape-31" draw:id="shape-31" draw:layer="backgroundobjects" svg:width="612.00000000000pt" svg:height="81.60000000000pt" svg:x="34.00000000000pt" svg:y="20.40000000000pt" presentation:class="title" presentation:placeholder="true" draw:text-style-name="P6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32" draw:id="shape-32" draw:layer="backgroundobjects" svg:width="612.00000000000pt" svg:height="326.40000000000pt" svg:x="34.00000000000pt" svg:y="117.30000000000pt" presentation:class="outline" presentation:placeholder="true" draw:text-style-name="P6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33" draw:id="shape-33" draw:layer="backgroundobjects" svg:width="184.90425733340pt" svg:height="41.04574039840pt" svg:x="39.68510000000pt" svg:y="542.297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34" draw:id="shape-34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35" draw:id="shape-35" draw:layer="backgroundobjects" svg:width="184.9042573334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8" draw:style-name="dp1" style:display-name="Default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1" xml:id="shape-36" draw:id="shape-36" draw:layer="backgroundobjects" svg:width="612.00000000000pt" svg:height="81.60000000000pt" svg:x="34.00000000000pt" svg:y="20.40000000000pt" presentation:class="title" presentation:placeholder="true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37" draw:id="shape-37" draw:layer="backgroundobjects" svg:width="612.00000000000pt" svg:height="326.40000000000pt" svg:x="34.00000000000pt" svg:y="117.30000000000pt" presentation:class="outline" presentation:placeholder="true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38" draw:id="shape-38" draw:layer="backgroundobjects" svg:width="184.90425733340pt" svg:height="41.04574039840pt" svg:x="39.68510000000pt" svg:y="542.297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39" draw:id="shape-39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40" draw:id="shape-40" draw:layer="backgroundobjects" svg:width="184.9042573334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9" draw:style-name="dp1" style:display-name="Default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1" xml:id="shape-41" draw:id="shape-41" draw:layer="backgroundobjects" svg:width="612.00000000000pt" svg:height="81.60000000000pt" svg:x="34.00000000000pt" svg:y="20.40000000000pt" presentation:class="title" presentation:placeholder="true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42" draw:id="shape-42" draw:layer="backgroundobjects" svg:width="612.00000000000pt" svg:height="326.40000000000pt" svg:x="34.00000000000pt" svg:y="117.30000000000pt" presentation:class="outline" presentation:placeholder="true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43" draw:id="shape-43" draw:layer="backgroundobjects" svg:width="184.90425733340pt" svg:height="41.04574039840pt" svg:x="39.68510000000pt" svg:y="542.297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44" draw:id="shape-44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45" draw:id="shape-45" draw:layer="backgroundobjects" svg:width="184.9042573334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10" draw:style-name="dp1" style:display-name="Default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1" xml:id="shape-46" draw:id="shape-46" draw:layer="backgroundobjects" svg:width="612.00000000000pt" svg:height="81.60000000000pt" svg:x="34.00000000000pt" svg:y="20.40000000000pt" presentation:class="title" presentation:placeholder="true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47" draw:id="shape-47" draw:layer="backgroundobjects" svg:width="612.00000000000pt" svg:height="326.40000000000pt" svg:x="34.00000000000pt" svg:y="117.30000000000pt" presentation:class="outline" presentation:placeholder="true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48" draw:id="shape-48" draw:layer="backgroundobjects" svg:width="184.90425733340pt" svg:height="41.04574039840pt" svg:x="39.68510000000pt" svg:y="542.297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49" draw:id="shape-49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50" draw:id="shape-50" draw:layer="backgroundobjects" svg:width="184.9042573334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11" draw:style-name="dp1" style:display-name="Default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1" xml:id="shape-51" draw:id="shape-51" draw:layer="backgroundobjects" svg:width="612.00000000000pt" svg:height="81.60000000000pt" svg:x="34.00000000000pt" svg:y="20.40000000000pt" presentation:class="title" presentation:placeholder="true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52" draw:id="shape-52" draw:layer="backgroundobjects" svg:width="612.00000000000pt" svg:height="326.40000000000pt" svg:x="34.00000000000pt" svg:y="117.30000000000pt" presentation:class="outline" presentation:placeholder="true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53" draw:id="shape-53" draw:layer="backgroundobjects" svg:width="184.90425733340pt" svg:height="41.04574039840pt" svg:x="39.68510000000pt" svg:y="542.297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54" draw:id="shape-54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55" draw:id="shape-55" draw:layer="backgroundobjects" svg:width="184.9042573334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12" draw:style-name="dp1" style:display-name="Default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1" xml:id="shape-56" draw:id="shape-56" draw:layer="backgroundobjects" svg:width="612.00000000000pt" svg:height="81.60000000000pt" svg:x="34.00000000000pt" svg:y="20.40000000000pt" presentation:class="title" presentation:placeholder="true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57" draw:id="shape-57" draw:layer="backgroundobjects" svg:width="612.00000000000pt" svg:height="326.40000000000pt" svg:x="34.00000000000pt" svg:y="117.30000000000pt" presentation:class="outline" presentation:placeholder="true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58" draw:id="shape-58" draw:layer="backgroundobjects" svg:width="184.90425733340pt" svg:height="41.04574039840pt" svg:x="39.68510000000pt" svg:y="542.297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59" draw:id="shape-59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60" draw:id="shape-60" draw:layer="backgroundobjects" svg:width="184.9042573334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13" draw:style-name="dp1" style:display-name="Default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1" xml:id="shape-61" draw:id="shape-61" draw:layer="backgroundobjects" svg:width="612.00000000000pt" svg:height="81.60000000000pt" svg:x="34.00000000000pt" svg:y="20.40000000000pt" presentation:class="title" presentation:placeholder="true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62" draw:id="shape-62" draw:layer="backgroundobjects" svg:width="612.00000000000pt" svg:height="326.40000000000pt" svg:x="34.00000000000pt" svg:y="117.30000000000pt" presentation:class="outline" presentation:placeholder="true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63" draw:id="shape-63" draw:layer="backgroundobjects" svg:width="184.90425733340pt" svg:height="41.04574039840pt" svg:x="39.68510000000pt" svg:y="542.297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64" draw:id="shape-64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65" draw:id="shape-65" draw:layer="backgroundobjects" svg:width="184.9042573334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14" draw:style-name="dp1" style:display-name="Default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1" xml:id="shape-66" draw:id="shape-66" draw:layer="backgroundobjects" svg:width="612.00000000000pt" svg:height="81.60000000000pt" svg:x="34.00000000000pt" svg:y="20.40000000000pt" presentation:class="title" presentation:placeholder="true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67" draw:id="shape-67" draw:layer="backgroundobjects" svg:width="612.00000000000pt" svg:height="326.40000000000pt" svg:x="34.00000000000pt" svg:y="117.30000000000pt" presentation:class="outline" presentation:placeholder="true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68" draw:id="shape-68" draw:layer="backgroundobjects" svg:width="184.90425733340pt" svg:height="41.04574039840pt" svg:x="39.68510000000pt" svg:y="542.297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69" draw:id="shape-69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70" draw:id="shape-70" draw:layer="backgroundobjects" svg:width="184.9042573334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15" draw:style-name="dp1" style:display-name="Default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1" xml:id="shape-71" draw:id="shape-71" draw:layer="backgroundobjects" svg:width="612.00000000000pt" svg:height="81.60000000000pt" svg:x="34.00000000000pt" svg:y="20.40000000000pt" presentation:class="title" presentation:placeholder="true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72" draw:id="shape-72" draw:layer="backgroundobjects" svg:width="612.00000000000pt" svg:height="326.40000000000pt" svg:x="34.00000000000pt" svg:y="117.30000000000pt" presentation:class="outline" presentation:placeholder="true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73" draw:id="shape-73" draw:layer="backgroundobjects" svg:width="184.90425733340pt" svg:height="41.04574039840pt" svg:x="39.68510000000pt" svg:y="542.297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74" draw:id="shape-74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75" draw:id="shape-75" draw:layer="backgroundobjects" svg:width="184.9042573334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16" draw:style-name="dp1" style:display-name="Default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1" xml:id="shape-76" draw:id="shape-76" draw:layer="backgroundobjects" svg:width="612.00000000000pt" svg:height="81.60000000000pt" svg:x="34.00000000000pt" svg:y="20.40000000000pt" presentation:class="title" presentation:placeholder="true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77" draw:id="shape-77" draw:layer="backgroundobjects" svg:width="612.00000000000pt" svg:height="326.40000000000pt" svg:x="34.00000000000pt" svg:y="117.30000000000pt" presentation:class="outline" presentation:placeholder="true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78" draw:id="shape-78" draw:layer="backgroundobjects" svg:width="184.90425733340pt" svg:height="41.04574039840pt" svg:x="39.68510000000pt" svg:y="542.297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79" draw:id="shape-79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80" draw:id="shape-80" draw:layer="backgroundobjects" svg:width="184.9042573334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17" draw:style-name="dp1" style:display-name="Default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1" xml:id="shape-81" draw:id="shape-81" draw:layer="backgroundobjects" svg:width="612.00000000000pt" svg:height="81.60000000000pt" svg:x="34.00000000000pt" svg:y="20.40000000000pt" presentation:class="title" presentation:placeholder="true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82" draw:id="shape-82" draw:layer="backgroundobjects" svg:width="612.00000000000pt" svg:height="326.40000000000pt" svg:x="34.00000000000pt" svg:y="117.30000000000pt" presentation:class="outline" presentation:placeholder="true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83" draw:id="shape-83" draw:layer="backgroundobjects" svg:width="184.90425733340pt" svg:height="41.04574039840pt" svg:x="39.68510000000pt" svg:y="542.297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84" draw:id="shape-84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85" draw:id="shape-85" draw:layer="backgroundobjects" svg:width="184.9042573334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  <style:master-page style:name="Default18" draw:style-name="dp1" style:display-name="Default" style:page-layout-name="pm1">
      <draw:layer-set>
        <draw:layer draw:name="layout"/>
        <draw:layer draw:name="background"/>
        <draw:layer draw:name="backgroundobjects"/>
        <draw:layer draw:name="controls"/>
        <draw:layer draw:name="measurelines"/>
      </draw:layer-set>
      <draw:frame draw:style-name="gr1" xml:id="shape-86" draw:id="shape-86" draw:layer="backgroundobjects" svg:width="612.00000000000pt" svg:height="81.60000000000pt" svg:x="34.00000000000pt" svg:y="20.40000000000pt" presentation:class="title" presentation:placeholder="true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1" xml:id="shape-87" draw:id="shape-87" draw:layer="backgroundobjects" svg:width="612.00000000000pt" svg:height="326.40000000000pt" svg:x="34.00000000000pt" svg:y="117.30000000000pt" presentation:class="outline" presentation:placeholder="true">
        <draw:text-box/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88" draw:id="shape-88" draw:layer="backgroundobjects" svg:width="184.90425733340pt" svg:height="41.04574039840pt" svg:x="39.68510000000pt" svg:y="542.29700000000pt" presentation:class="date-time">
        <draw:text-box>
          <text:p text:style-name="P3"><text:span text:style-name="T1"><presentation:date-time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89" draw:id="shape-89" draw:layer="backgroundobjects" svg:width="251.57523897500pt" svg:height="41.04574039840pt" svg:x="271.44600000000pt" svg:y="542.29700000000pt" presentation:class="footer">
        <draw:text-box>
          <text:p text:style-name="P4"><text:span text:style-name="T1"><presentation:footer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  <draw:frame draw:style-name="gr2" xml:id="shape-90" draw:id="shape-90" draw:layer="backgroundobjects" svg:width="184.90425733340pt" svg:height="41.04574039840pt" svg:x="569.08400000000pt" svg:y="542.29700000000pt" presentation:class="page-number">
        <draw:text-box>
          <text:p text:style-name="P5"><text:span text:style-name="T1"><text:page-number text:select-page="current" style:num-format="1"/></text:span></text:p>
        </draw:text-box>
        <draw:glue-point draw:id="4" svg:x="0.50000000000pt" svg:y="0.50000000000pt" draw:align="center"/>
        <draw:glue-point draw:id="5" svg:x="0.50000000000pt" svg:y="0.50000000000pt" draw:align="center"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2.1</meta:generator>
    <dc:title/>
    <meta:initial-creator>Dhananjay Garg</meta:initial-creator>
    <meta:editing-cycles>26</meta:editing-cycles>
    <dc:date>2020-08-05T21:24:11</dc:date>
    <meta:creation-date>2010-08-16T15:15:14.34</meta:creation-date>
    <dc:creator>idk</dc:creator>
  </office:meta>
</office:document-meta>
</file>